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0002" officeooo:paragraph-rsid="000e0002"/>
    </style:style>
    <style:style style:name="P2" style:family="paragraph" style:parent-style-name="Standard">
      <style:text-properties officeooo:rsid="001113af" officeooo:paragraph-rsid="001113af"/>
    </style:style>
    <style:style style:name="T1" style:family="text">
      <style:text-properties officeooo:rsid="000f95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grub</text:p>
      <text:p text:style-name="P1">- openssh</text:p>
      <text:p text:style-name="P1">- startwm</text:p>
      <text:p text:style-name="P1">- </text:p>
      <text:p text:style-name="P1"/>
      <text:p text:style-name="P1"/>
      <text:p text:style-name="P1">- <text:span text:style-name="T1">Dual Monitor Setup</text:span></text:p>
      <text:p text:style-name="P1">- <text:span text:style-name="T1">may find that the taskbar (containing launchable applications) is gone on one of the two monitors</text:span></text:p>
      <text:p text:style-name="P1">- <text:span text:style-name="T1">to restore this: general settings &gt; dock &gt; show on &gt; all displays</text:span></text:p>
      <text:p text:style-name="P1"/>
      <text:p text:style-name="P1"/>
      <text:p text:style-name="P1"><text:a xlink:type="simple" xlink:href="https://github.com/spin83/multi-monitors-add-on" text:style-name="Internet_20_link" text:visited-style-name="Visited_20_Internet_20_Link">https://github.com/spin83/multi-monitors-add-on</text:a> </text:p>
      <text:p text:style-name="P2">potential follow up regarding the lost top/start menu ba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0:22:43.458888438</meta:creation-date>
    <dc:date>2018-10-12T12:36:12.094575311</dc:date>
    <meta:editing-duration>PT1H32M58S</meta:editing-duration>
    <meta:editing-cycles>1</meta:editing-cycles>
    <meta:document-statistic meta:table-count="0" meta:image-count="0" meta:object-count="0" meta:page-count="1" meta:paragraph-count="9" meta:word-count="52" meta:character-count="318" meta:non-whitespace-character-count="272"/>
    <meta:generator>LibreOffice/6.0.6.2$Linux_X86_64 LibreOffice_project/00m0$Build-2</meta:generator>
  </office:meta>
</office:document-meta>
</file>